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2cm" table:align="left" style:writing-mode="lr-tb"/>
    </style:style>
    <style:style style:name="Tabela1.A" style:family="table-column">
      <style:table-column-properties style:column-width="2.764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236cm"/>
    </style:style>
    <style:style style:name="Tabela1.D" style:family="table-column">
      <style:table-column-properties style:column-width="3.514cm"/>
    </style:style>
    <style:style style:name="Tabela1.1" style:family="table-row">
      <style:table-row-properties style:min-row-height="0.483cm" fo:keep-together="auto"/>
    </style:style>
    <style:style style:name="Tabela1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1.D1" style:family="table-cell">
      <style:table-cell-properties style:vertical-align="top" fo:padding="0cm" fo:border="0.1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1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1.4" style:family="table-row">
      <style:table-row-properties style:min-row-height="0.452cm" fo:keep-together="auto"/>
    </style:style>
    <style:style style:name="Tabela1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="0cm" fo:border="0.5pt solid #000000" style:writing-mode="lr-tb"/>
    </style:style>
    <style:style style:name="Tabela2" style:family="table">
      <style:table-properties style:width="16.02cm" table:align="left" style:writing-mode="lr-tb"/>
    </style:style>
    <style:style style:name="Tabela2.A" style:family="table-column">
      <style:table-column-properties style:column-width="2.764cm"/>
    </style:style>
    <style:style style:name="Tabela2.B" style:family="table-column">
      <style:table-column-properties style:column-width="1.506cm"/>
    </style:style>
    <style:style style:name="Tabela2.C" style:family="table-column">
      <style:table-column-properties style:column-width="8.236cm"/>
    </style:style>
    <style:style style:name="Tabela2.D" style:family="table-column">
      <style:table-column-properties style:column-width="3.514cm"/>
    </style:style>
    <style:style style:name="Tabela2.1" style:family="table-row">
      <style:table-row-properties style:min-row-height="0.483cm" fo:keep-together="auto"/>
    </style:style>
    <style:style style:name="Tabela2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2.D1" style:family="table-cell">
      <style:table-cell-properties style:vertical-align="top" fo:padding="0cm" fo:border="0.1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2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2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2.4" style:family="table-row">
      <style:table-row-properties style:min-row-height="0.452cm" fo:keep-together="auto"/>
    </style:style>
    <style:style style:name="Tabela2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="0cm" fo:border="0.5pt solid #000000" style:writing-mode="lr-tb"/>
    </style:style>
    <style:style style:name="Tabela3" style:family="table">
      <style:table-properties style:width="16.254cm" fo:margin-left="-0.191cm" table:align="left" style:writing-mode="lr-tb"/>
    </style:style>
    <style:style style:name="Tabela3.A" style:family="table-column">
      <style:table-column-properties style:column-width="3.485cm"/>
    </style:style>
    <style:style style:name="Tabela3.B" style:family="table-column">
      <style:table-column-properties style:column-width="0.82cm"/>
    </style:style>
    <style:style style:name="Tabela3.C" style:family="table-column">
      <style:table-column-properties style:column-width="3.824cm"/>
    </style:style>
    <style:style style:name="Tabela3.D" style:family="table-column">
      <style:table-column-properties style:column-width="0.818cm"/>
    </style:style>
    <style:style style:name="Tabela3.E" style:family="table-column">
      <style:table-column-properties style:column-width="3.826cm"/>
    </style:style>
    <style:style style:name="Tabela3.G" style:family="table-column">
      <style:table-column-properties style:column-width="2.662cm"/>
    </style:style>
    <style:style style:name="Tabela3.1" style:family="table-row">
      <style:table-row-properties style:min-row-height="1.422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6.254cm" fo:margin-left="-0.191cm" table:align="left" style:writing-mode="lr-tb"/>
    </style:style>
    <style:style style:name="Tabela4.A" style:family="table-column">
      <style:table-column-properties style:column-width="3.485cm"/>
    </style:style>
    <style:style style:name="Tabela4.B" style:family="table-column">
      <style:table-column-properties style:column-width="0.82cm"/>
    </style:style>
    <style:style style:name="Tabela4.C" style:family="table-column">
      <style:table-column-properties style:column-width="3.824cm"/>
    </style:style>
    <style:style style:name="Tabela4.D" style:family="table-column">
      <style:table-column-properties style:column-width="0.818cm"/>
    </style:style>
    <style:style style:name="Tabela4.E" style:family="table-column">
      <style:table-column-properties style:column-width="3.826cm"/>
    </style:style>
    <style:style style:name="Tabela4.G" style:family="table-column">
      <style:table-column-properties style:column-width="2.662cm"/>
    </style:style>
    <style:style style:name="Tabela4.1" style:family="table-row">
      <style:table-row-properties style:min-row-height="1.457cm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text-properties fo:font-size="10pt" fo:language="pt" fo:country="BR" style:font-size-asian="10pt" style:language-asian="pt" style:country-asian="BR"/>
    </style:style>
    <style:style style:name="P4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text-properties style:font-name="Arial" fo:font-size="11pt" style:font-size-asian="11pt" style:font-name-complex="Arial"/>
    </style:style>
    <style:style style:name="P8" style:family="paragraph" style:parent-style-name="Standard"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font-style="italic" style:font-size-asian="11pt" style:font-style-asian="italic" style:font-name-complex="Arial"/>
    </style:style>
    <style:style style:name="P11" style:family="paragraph" style:parent-style-name="Standard">
      <style:text-properties fo:font-variant="small-caps" style:font-name="Arial" fo:font-size="11pt" style:font-size-asian="11pt" style:font-name-complex="Arial"/>
    </style:style>
    <style:style style:name="P12" style:family="paragraph" style:parent-style-name="Footer">
      <style:paragraph-properties fo:text-align="start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15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style style:name="P16" style:family="paragraph" style:parent-style-name="Standard">
      <style:paragraph-properties fo:margin-top="0.423cm" fo:margin-bottom="0.423cm" loext:contextual-spacing="false"/>
    </style:style>
    <style:style style:name="P1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style:font-size-asian="11pt"/>
    </style:style>
    <style:style style:name="P18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style:font-size-asian="11pt" style:font-name-complex="Arial"/>
    </style:style>
    <style:style style:name="P19" style:family="paragraph" style:parent-style-name="Heading">
      <style:text-properties fo:language="pt" fo:country="BR" style:font-name-complex="Arial"/>
    </style:style>
    <style:style style:name="P20" style:family="paragraph" style:parent-style-name="Text_20_body">
      <style:text-properties style:font-name="Arial" fo:font-size="11pt" style:font-size-asian="11pt" style:font-name-complex="Arial"/>
    </style:style>
    <style:style style:name="P21" style:family="paragraph" style:parent-style-name="Text_20_body">
      <style:text-properties style:font-name="Arial" fo:font-size="14pt" fo:font-style="normal" fo:font-weight="bold" style:font-size-asian="14pt" style:font-style-asian="normal" style:font-weight-asian="bold" style:font-name-complex="Arial" style:font-style-complex="normal" style:font-weight-complex="bold"/>
    </style:style>
    <style:style style:name="P22" style:family="paragraph" style:parent-style-name="versao">
      <style:text-properties style:font-name-complex="Arial"/>
    </style:style>
    <style:style style:name="P23" style:family="paragraph" style:parent-style-name="versao">
      <style:text-properties fo:font-size="12pt" style:font-size-asian="12pt" style:font-name-complex="Arial"/>
    </style:style>
    <style:style style:name="P24" style:family="paragraph" style:parent-style-name="versao">
      <style:paragraph-properties fo:text-align="justify" style:justify-single-word="false"/>
    </style:style>
    <style:style style:name="P25" style:family="paragraph" style:parent-style-name="Contents_20_1">
      <style:paragraph-properties>
        <style:tab-stops>
          <style:tab-stop style:position="0.847cm"/>
          <style:tab-stop style:position="15.98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2.54cm"/>
          <style:tab-stop style:position="15.98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2.963cm"/>
          <style:tab-stop style:position="15.981cm" style:type="right" style:leader-style="dotted" style:leader-text="."/>
        </style:tab-stops>
      </style:paragraph-properties>
    </style:style>
    <style:style style:name="P30" style:family="paragraph" style:parent-style-name="conteudo">
      <style:paragraph-properties fo:text-align="center" style:justify-single-word="false" fo:break-before="page"/>
      <style:text-properties style:font-name-complex="Arial"/>
    </style:style>
    <style:style style:name="P31" style:family="paragraph" style:parent-style-name="Nome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2" style:family="paragraph" style:parent-style-name="Tabletext">
      <style:paragraph-properties fo:margin-left="0cm" fo:margin-right="0cm" fo:margin-top="0.106cm" fo:margin-bottom="0cm" loext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/>
    </style:style>
    <style:style style:name="P33" style:family="paragraph" style:parent-style-name="Tabletext">
      <style:paragraph-properties fo:margin-top="0.106cm" fo:margin-bottom="0cm" loext:contextual-spacing="false" fo:text-align="center" style:justify-single-word="false"/>
      <style:text-properties fo:font-size="11pt" fo:language="pt" fo:country="BR" fo:font-weight="bold" style:font-size-asian="11pt" style:font-weight-asian="bold" style:font-name-complex="Arial"/>
    </style:style>
    <style:style style:name="P34" style:family="paragraph" style:parent-style-name="Tabletext">
      <style:paragraph-properties fo:margin-top="0.106cm" fo:margin-bottom="0cm" loext:contextual-spacing="false"/>
      <style:text-properties fo:font-size="11pt" fo:language="pt" fo:country="BR" style:font-size-asian="11pt" style:font-name-complex="Arial"/>
    </style:style>
    <style:style style:name="P35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style:font-size-asian="11pt" style:font-name-complex="Arial"/>
    </style:style>
    <style:style style:name="P36" style:family="paragraph" style:parent-style-name="Tabletext">
      <style:paragraph-properties fo:margin-top="0.106cm" fo:margin-bottom="0cm" loext:contextual-spacing="false" style:snap-to-layout-grid="false"/>
      <style:text-properties style:font-name="Arial" fo:font-size="11pt" fo:language="pt" fo:country="BR" style:font-size-asian="11pt" style:font-name-complex="Arial"/>
    </style:style>
    <style:style style:name="P3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 style:list-style-name="WW8Num9">
      <style:text-properties style:font-name="Arial" fo:font-size="11pt" style:font-size-asian="11pt" style:font-name-complex="Arial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Heading_20_1">
      <style:text-properties style:font-name-complex="Arial"/>
    </style:style>
    <style:style style:name="P41" style:family="paragraph" style:parent-style-name="Heading_20_1" style:master-page-name="Converter_20_2">
      <style:paragraph-properties style:page-number="auto"/>
      <style:text-properties style:font-name-complex="Arial"/>
    </style:style>
    <style:style style:name="P42" style:family="paragraph" style:parent-style-name="Heading_20_2">
      <style:text-properties style:font-name-complex="Arial"/>
    </style:style>
    <style:style style:name="P43" style:family="paragraph" style:parent-style-name="Heading_20_3">
      <style:text-properties fo:font-size="11pt" fo:font-style="italic" style:font-size-asian="11pt" style:font-style-asian="italic" style:font-name-complex="Arial" style:font-style-complex="italic"/>
    </style:style>
    <style:style style:name="P44" style:family="paragraph" style:parent-style-name="Heading_20_3">
      <style:text-properties fo:font-size="11pt" fo:font-style="italic" style:font-name-asian="Arial" style:font-size-asian="11pt" style:font-style-asian="italic" style:font-name-complex="Arial" style:font-style-complex="italic"/>
    </style:style>
    <style:style style:name="P45" style:family="paragraph" style:parent-style-name="Heading_20_3">
      <style:text-properties fo:font-size="11pt" style:font-size-asian="11pt" style:font-name-complex="Arial"/>
    </style:style>
    <style:style style:name="P46" style:family="paragraph" style:parent-style-name="Text_20_body">
      <style:text-properties style:font-name="Arial" fo:font-size="11pt" style:font-size-asian="11pt" style:font-name-complex="Arial"/>
    </style:style>
    <style:style style:name="P47" style:family="paragraph" style:parent-style-name="Requisito" style:list-style-name="WW8Num5"/>
    <style:style style:name="P48" style:family="paragraph" style:parent-style-name="Requisito" style:list-style-name="WW8Num5">
      <style:text-properties fo:font-size="11pt" style:font-size-asian="11pt" style:font-name-complex="Arial"/>
    </style:style>
    <style:style style:name="P49" style:family="paragraph" style:parent-style-name="Nomes">
      <style:text-properties fo:font-weight="bold" style:font-weight-asian="bold" style:font-weight-complex="bold"/>
    </style:style>
    <style:style style:name="P50" style:family="paragraph" style:parent-style-name="versao">
      <style:text-properties fo:font-size="11pt" fo:font-weight="normal" officeooo:rsid="000c9ce7" officeooo:paragraph-rsid="000c9ce7" style:font-size-asian="11pt" style:font-weight-asian="normal"/>
    </style:style>
    <style:style style:name="P51" style:family="paragraph" style:parent-style-name="versao">
      <style:text-properties officeooo:rsid="000c9ce7" officeooo:paragraph-rsid="000c9ce7"/>
    </style:style>
    <style:style style:name="P52" style:family="paragraph" style:parent-style-name="versao" style:master-page-name="Converter_20_1">
      <style:paragraph-properties style:page-number="auto"/>
    </style:style>
    <style:style style:name="P53" style:family="paragraph" style:parent-style-name="Topicos">
      <style:paragraph-properties fo:text-align="justify" style:justify-single-word="false"/>
    </style:style>
    <style:style style:name="P5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22pt" fo:font-weight="bold" style:font-size-asian="22pt" style:font-weight-asian="bold" style:font-name-complex="Arial" style:font-weight-complex="bold"/>
    </style:style>
    <style:style style:name="T3" style:family="text">
      <style:text-properties style:font-name="Arial" fo:font-size="16pt" fo:font-weight="bold" style:font-size-asian="16pt" style:font-weight-asian="bold" style:font-name-complex="Arial" style:font-weight-complex="bold"/>
    </style:style>
    <style:style style:name="T4" style:family="text">
      <style:text-properties style:font-name="Arial" fo:font-size="16pt" fo:font-style="italic" fo:font-weight="bold" style:font-size-asian="16pt" style:font-style-asian="italic" style:font-weight-asian="bold" style:font-name-complex="Arial" style:font-weight-complex="bold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fo:font-style="italic" style:font-size-asian="11pt" style:font-style-asian="italic" style:font-name-complex="Arial"/>
    </style:style>
    <style:style style:name="T7" style:family="text"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/>
    </style:style>
    <style:style style:name="T9" style:family="text">
      <style:text-properties fo:font-size="24pt" style:font-size-asian="24pt"/>
    </style:style>
    <style:style style:name="T10" style:family="text">
      <style:text-properties fo:font-size="11pt" fo:font-weight="normal" style:font-size-asian="11pt" style:font-weight-asian="normal"/>
    </style:style>
    <style:style style:name="T11" style:family="text">
      <style:text-properties fo:font-size="11pt" fo:font-weight="normal" officeooo:rsid="000c9ce7" style:font-size-asian="11pt" style:font-weight-asian="normal"/>
    </style:style>
    <style:style style:name="T12" style:family="text">
      <style:text-properties fo:font-size="11pt" style:font-size-asian="11pt" style:font-name-complex="Arial"/>
    </style:style>
    <style:style style:name="T13" style:family="text">
      <style:text-properties fo:font-size="11pt" style:font-name-asian="Arial" style:font-size-asian="11pt" style:font-name-complex="Arial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fo:language="pt" fo:country="BR" style:language-asian="pt" style:country-asian="BR" style:font-name-complex="Arial"/>
    </style:style>
    <style:style style:name="T16" style:family="text">
      <style:text-properties fo:language="pt" fo:country="BR" style:language-asian="pt" style:country-asian="BR" style:font-name-complex="Arial" style:font-style-complex="italic"/>
    </style:style>
    <style:style style:name="T17" style:family="text">
      <style:text-properties fo:font-variant="normal" fo:text-transform="none" fo:font-size="12pt" fo:language="pt" fo:country="BR" fo:font-weight="normal" style:font-size-asian="12pt" style:language-asian="pt" style:country-asian="BR" style:font-weight-asian="normal" style:font-size-complex="12pt"/>
    </style:style>
    <style:style style:name="T18" style:family="text">
      <style:text-properties fo:font-variant="normal" fo:text-transform="none" fo:font-size="12pt" fo:language="pt" fo:country="BR" style:font-size-asian="12pt" style:language-asian="pt" style:country-asian="BR" style:font-size-complex="12pt"/>
    </style:style>
    <style:style style:name="T19" style:family="text">
      <style:text-properties fo:font-size="12pt" fo:language="pt" fo:country="BR" fo:font-style="normal" style:font-size-asian="12pt" style:language-asian="pt" style:country-asian="BR" style:font-style-asian="normal" style:font-size-complex="12pt"/>
    </style:style>
    <style:style style:name="T20" style:family="text">
      <style:text-properties style:font-name-asian="Arial"/>
    </style:style>
    <style:style style:name="T21" style:family="text">
      <style:text-properties officeooo:rsid="000c9ce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"><draw:frame draw:style-name="fr1" draw:name="Quadro1" text:anchor-type="char" svg:x="12.711cm" svg:y="0.506cm" svg:width="3.041cm" svg:height="1.847cm" draw:z-index="0"><draw:text-box><text:p text:style-name="P2">Logotipo do cliente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2">&lt;Nome do Produto ou Serviço &gt;</text:span><text:span text:style-name="T9"> <text:line-break/></text:span><text:span text:style-name="T3">Cliente: </text:span><text:span text:style-name="T4">&lt;Nome do Cliente&gt;</text:span></text:p>
      <text:p text:style-name="Standard"/>
      <text:p text:style-name="Standard"/>
      <text:p text:style-name="P22">&lt;Código do Projeto - Nome do Projeto&gt; <text:line-break/>DOCUMENTO DE REQUISITOS</text:p>
      <text:p text:style-name="P22"/>
      <text:p text:style-name="P23">Versão &lt;X.X&gt;</text:p>
      <text:p text:style-name="P22"/>
      <text:p text:style-name="P22"/>
      <text:p text:style-name="P6"/>
      <text:p text:style-name="P6"/>
      <text:p text:style-name="P6"/>
      <text:p text:style-name="P6"/>
      <text:p text:style-name="P6"/>
      <text:p text:style-name="P5"/>
      <text:p text:style-name="P24"/>
      <text:p text:style-name="P24"/>
      <text:p text:style-name="P24"/>
      <text:p text:style-name="P24"/>
      <text:p text:style-name="versao"/>
      <text:p text:style-name="P51">Nome da empresa</text:p>
      <text:p text:style-name="P50">Endereço</text:p>
      <text:p text:style-name="P50">E-mail</text:p>
      <text:p text:style-name="versao"><text:span text:style-name="T11">Telefone</text:span><text:line-break/><text:span text:style-name="T21">Site</text:span></text:p>
      <text:p text:style-name="P52"/>
      <text:p text:style-name="P19">Revisões do Documento</text:p>
      <text:p text:style-name="P8">Revisões são melhoramentos na estrutura do documento e também no seu conteúdo. O objetivo primário desta tabela é a fácil identificação da versão do documento. Toda modificação no documento deve constar nesta tabela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32">Versão</text:p>
          </table:table-cell>
          <table:table-cell table:style-name="Tabela1.A1" office:value-type="string">
            <text:p text:style-name="P33">Descrição</text:p>
          </table:table-cell>
          <table:table-cell table:style-name="Tabela1.D1" office:value-type="string">
            <text:p text:style-name="P33">Autor</text:p>
          </table:table-cell>
        </table:table-row>
        <table:table-row table:style-name="Tabela1.2">
          <table:table-cell table:style-name="Tabela1.A2" office:value-type="string">
            <text:p text:style-name="P34">dd/mm/aaaa</text:p>
          </table:table-cell>
          <table:table-cell table:style-name="Tabela1.A2" office:value-type="string">
            <text:p text:style-name="P34">x.x</text:p>
          </table:table-cell>
          <table:table-cell table:style-name="Tabela1.A2" office:value-type="string">
            <text:p text:style-name="P35"/>
          </table:table-cell>
          <table:table-cell table:style-name="Tabela1.D2" office:value-type="string">
            <text:p text:style-name="P35"/>
          </table:table-cell>
        </table:table-row>
        <table:table-row table:style-name="Tabela1.1">
          <table:table-cell table:style-name="Tabela1.A3" office:value-type="string">
            <text:p text:style-name="P36"/>
          </table:table-cell>
          <table:table-cell table:style-name="Tabela1.A3" office:value-type="string">
            <text:p text:style-name="P35"/>
          </table:table-cell>
          <table:table-cell table:style-name="Tabela1.A3" office:value-type="string">
            <text:p text:style-name="P35"/>
          </table:table-cell>
          <table:table-cell table:style-name="Tabela1.D3" office:value-type="string">
            <text:p text:style-name="P35"/>
          </table:table-cell>
        </table:table-row>
        <table:table-row table:style-name="Tabela1.4">
          <table:table-cell table:style-name="Tabela1.A4" office:value-type="string">
            <text:p text:style-name="P36"/>
          </table:table-cell>
          <table:table-cell table:style-name="Tabela1.A4" office:value-type="string">
            <text:p text:style-name="P35"/>
          </table:table-cell>
          <table:table-cell table:style-name="Tabela1.A4" office:value-type="string">
            <text:p text:style-name="P35"/>
          </table:table-cell>
          <table:table-cell table:style-name="Tabela1.D4" office:value-type="string">
            <text:p text:style-name="P35"/>
          </table:table-cell>
        </table:table-row>
        <table:table-row table:style-name="Tabela1.4">
          <table:table-cell table:style-name="Tabela1.A4" office:value-type="string">
            <text:p text:style-name="P36"/>
          </table:table-cell>
          <table:table-cell table:style-name="Tabela1.A4" office:value-type="string">
            <text:p text:style-name="P35"/>
          </table:table-cell>
          <table:table-cell table:style-name="Tabela1.A4" office:value-type="string">
            <text:p text:style-name="P35"/>
          </table:table-cell>
          <table:table-cell table:style-name="Tabela1.D4" office:value-type="string">
            <text:p text:style-name="P35"/>
          </table:table-cell>
        </table:table-row>
      </table:table>
      <text:p text:style-name="P23"/>
      <text:p text:style-name="P23"/>
      <text:p text:style-name="P19">Auditorias do Documento</text:p>
      <text:p text:style-name="P8">Auditorias são inspeções conduzidas o SEPG – Software Engineer Process Group (Grupo de Engenharia de Processo de Software), e tem por objetivo garantir uma qualidade mínima dos artefatos gerados durante o processo de desenvolvimento. Essa tabela pode ser utilizada também pelo GN – Gerente da Área de Negócio com o objetivo de documentar a viabilidade do mesmo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3">Data</text:p>
          </table:table-cell>
          <table:table-cell table:style-name="Tabela2.A1" office:value-type="string">
            <text:p text:style-name="P32">Versão</text:p>
          </table:table-cell>
          <table:table-cell table:style-name="Tabela2.A1" office:value-type="string">
            <text:p text:style-name="P33">Descrição</text:p>
          </table:table-cell>
          <table:table-cell table:style-name="Tabela2.D1" office:value-type="string">
            <text:p text:style-name="P33">Autor</text:p>
          </table:table-cell>
        </table:table-row>
        <table:table-row table:style-name="Tabela2.2">
          <table:table-cell table:style-name="Tabela2.A2" office:value-type="string">
            <text:p text:style-name="P34">dd/mm/aaaa</text:p>
          </table:table-cell>
          <table:table-cell table:style-name="Tabela2.A2" office:value-type="string">
            <text:p text:style-name="P34">x.x</text:p>
          </table:table-cell>
          <table:table-cell table:style-name="Tabela2.A2" office:value-type="string">
            <text:p text:style-name="P35"/>
          </table:table-cell>
          <table:table-cell table:style-name="Tabela2.D2" office:value-type="string">
            <text:p text:style-name="P35"/>
          </table:table-cell>
        </table:table-row>
        <table:table-row table:style-name="Tabela2.1">
          <table:table-cell table:style-name="Tabela2.A3" office:value-type="string">
            <text:p text:style-name="P36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5"/>
          </table:table-cell>
          <table:table-cell table:style-name="Tabela2.D3" office:value-type="string">
            <text:p text:style-name="P35"/>
          </table:table-cell>
        </table:table-row>
        <table:table-row table:style-name="Tabela2.4">
          <table:table-cell table:style-name="Tabela2.A4" office:value-type="string">
            <text:p text:style-name="P36"/>
          </table:table-cell>
          <table:table-cell table:style-name="Tabela2.A4" office:value-type="string">
            <text:p text:style-name="P35"/>
          </table:table-cell>
          <table:table-cell table:style-name="Tabela2.A4" office:value-type="string">
            <text:p text:style-name="P35"/>
          </table:table-cell>
          <table:table-cell table:style-name="Tabela2.D4" office:value-type="string">
            <text:p text:style-name="P35"/>
          </table:table-cell>
        </table:table-row>
        <table:table-row table:style-name="Tabela2.4">
          <table:table-cell table:style-name="Tabela2.A4" office:value-type="string">
            <text:p text:style-name="P36"/>
          </table:table-cell>
          <table:table-cell table:style-name="Tabela2.A4" office:value-type="string">
            <text:p text:style-name="P35"/>
          </table:table-cell>
          <table:table-cell table:style-name="Tabela2.A4" office:value-type="string">
            <text:p text:style-name="P35"/>
          </table:table-cell>
          <table:table-cell table:style-name="Tabela2.D4" office:value-type="string">
            <text:p text:style-name="P35"/>
          </table:table-cell>
        </table:table-row>
      </table:table>
      <text:p text:style-name="P30">ÍNDICE</text:p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  <text:index-source-styles text:outline-level="4">
            <text:index-source-style text:style-name="destaque_20_1"/>
          </text:index-source-styles>
        </text:table-of-content-source>
        <text:index-body>
          <text:p text:style-name="P25"><text:span text:style-name="T15">1.</text:span><text:span text:style-name="T17"><text:tab/></text:span><text:span text:style-name="T15">Introdução</text:span><text:span text:style-name="T14"><text:tab/></text:span><text:a xlink:type="simple" xlink:href="#__RefHeading___Toc175024545" text:style-name="Internet_20_link" text:visited-style-name="Visited_20_Internet_20_Link"><text:span text:style-name="T14">4</text:span></text:a></text:p>
          <text:p text:style-name="P26"><text:span text:style-name="T15">1.1</text:span><text:span text:style-name="T18"><text:tab/></text:span><text:span text:style-name="T15">Convenções, termos e abreviações</text:span><text:span text:style-name="T14"><text:tab/></text:span><text:a xlink:type="simple" xlink:href="#__RefHeading___Toc175024546" text:style-name="Internet_20_link" text:visited-style-name="Visited_20_Internet_20_Link"><text:span text:style-name="T14">4</text:span></text:a></text:p>
          <text:p text:style-name="P27"><text:span text:style-name="T16">1.1.1</text:span><text:span text:style-name="T19"><text:tab/></text:span><text:span text:style-name="T16">Identificação dos Requisitos</text:span><text:span text:style-name="T14"><text:tab/></text:span><text:a xlink:type="simple" xlink:href="#__RefHeading___Toc175024547" text:style-name="Internet_20_link" text:visited-style-name="Visited_20_Internet_20_Link"><text:span text:style-name="T14">4</text:span></text:a></text:p>
          <text:p text:style-name="P27"><text:span text:style-name="T15">1.1.2</text:span><text:span text:style-name="T19"><text:tab/></text:span><text:span text:style-name="T15">Prioridades dos Requisitos</text:span><text:span text:style-name="T14"><text:tab/></text:span><text:a xlink:type="simple" xlink:href="#__RefHeading___Toc175024548" text:style-name="Internet_20_link" text:visited-style-name="Visited_20_Internet_20_Link"><text:span text:style-name="T14">5</text:span></text:a></text:p>
          <text:p text:style-name="P25"><text:span text:style-name="T15">2.</text:span><text:span text:style-name="T17"><text:tab/></text:span><text:span text:style-name="T15">Visão geral do Produto/serviço</text:span><text:span text:style-name="T14"><text:tab/></text:span><text:a xlink:type="simple" xlink:href="#__RefHeading___Toc175024549" text:style-name="Internet_20_link" text:visited-style-name="Visited_20_Internet_20_Link"><text:span text:style-name="T14">5</text:span></text:a></text:p>
          <text:p text:style-name="P26"><text:span text:style-name="T15">2.1</text:span><text:span text:style-name="T18"><text:tab/></text:span><text:span text:style-name="T15">Abrangência e sistemas relacionados</text:span><text:span text:style-name="T14"><text:tab/></text:span><text:a xlink:type="simple" xlink:href="#__RefHeading___Toc175024550" text:style-name="Internet_20_link" text:visited-style-name="Visited_20_Internet_20_Link"><text:span text:style-name="T14">5</text:span></text:a></text:p>
          <text:p text:style-name="P26"><text:span text:style-name="T15">2.2</text:span><text:span text:style-name="T18"><text:tab/></text:span><text:span text:style-name="T15">Descrição do cliente</text:span><text:span text:style-name="T14"><text:tab/></text:span><text:a xlink:type="simple" xlink:href="#__RefHeading___Toc175024551" text:style-name="Internet_20_link" text:visited-style-name="Visited_20_Internet_20_Link"><text:span text:style-name="T14">5</text:span></text:a></text:p>
          <text:p text:style-name="P26"><text:span text:style-name="T15">2.3</text:span><text:span text:style-name="T18"><text:tab/></text:span><text:span text:style-name="T15">Descrição dos usuários</text:span><text:span text:style-name="T14"><text:tab/></text:span><text:a xlink:type="simple" xlink:href="#__RefHeading___Toc175024552" text:style-name="Internet_20_link" text:visited-style-name="Visited_20_Internet_20_Link"><text:span text:style-name="T14">5</text:span></text:a></text:p>
          <text:p text:style-name="P27"><text:span text:style-name="T16">2.3.1</text:span><text:span text:style-name="T19"><text:tab/></text:span><text:span text:style-name="T16">&lt;Nome de um tipo específico de usuário&gt;</text:span><text:span text:style-name="T14"><text:tab/></text:span><text:a xlink:type="simple" xlink:href="#__RefHeading___Toc175024553" text:style-name="Internet_20_link" text:visited-style-name="Visited_20_Internet_20_Link"><text:span text:style-name="T14">6</text:span></text:a></text:p>
          <text:p text:style-name="P27"><text:span text:style-name="T16">2.3.2</text:span><text:span text:style-name="T19"><text:tab/></text:span><text:span text:style-name="T16">&lt;Nome de outro tipo específico de usuário &gt;</text:span><text:span text:style-name="T14"><text:tab/></text:span><text:a xlink:type="simple" xlink:href="#__RefHeading___Toc175024554" text:style-name="Internet_20_link" text:visited-style-name="Visited_20_Internet_20_Link"><text:span text:style-name="T14">6</text:span></text:a></text:p>
          <text:p text:style-name="P27"><text:span text:style-name="T16">2.3.3</text:span><text:span text:style-name="T19"><text:tab/></text:span><text:span text:style-name="T16">…</text:span><text:span text:style-name="T14"><text:tab/></text:span><text:a xlink:type="simple" xlink:href="#__RefHeading___Toc175024555" text:style-name="Internet_20_link" text:visited-style-name="Visited_20_Internet_20_Link"><text:span text:style-name="T14">6</text:span></text:a></text:p>
          <text:p text:style-name="P25"><text:span text:style-name="T15">3.</text:span><text:span text:style-name="T17"><text:tab/></text:span><text:span text:style-name="T15">Requisitos funcionais</text:span><text:span text:style-name="T14"><text:tab/></text:span><text:a xlink:type="simple" xlink:href="#__RefHeading___Toc175024556" text:style-name="Internet_20_link" text:visited-style-name="Visited_20_Internet_20_Link"><text:span text:style-name="T14">6</text:span></text:a></text:p>
          <text:p text:style-name="P26"><text:span text:style-name="T15">3.1</text:span><text:span text:style-name="T18"><text:tab/></text:span><text:span text:style-name="T15">&lt;Nome de subseção para agrupar requisitos funcionais correlacionados &gt;</text:span><text:span text:style-name="T14"><text:tab/></text:span><text:a xlink:type="simple" xlink:href="#__RefHeading___Toc175024557" text:style-name="Internet_20_link" text:visited-style-name="Visited_20_Internet_20_Link"><text:span text:style-name="T14">6</text:span></text:a></text:p>
          <text:p text:style-name="P28"><text:span text:style-name="T15">[RF01]</text:span><text:span text:style-name="T19"><text:tab/></text:span><text:span text:style-name="T15">&lt;Nome de requisito funcional&gt;</text:span><text:span text:style-name="T14"><text:tab/></text:span><text:a xlink:type="simple" xlink:href="#__RefHeading___Toc175024558" text:style-name="Internet_20_link" text:visited-style-name="Visited_20_Internet_20_Link"><text:span text:style-name="T14">6</text:span></text:a></text:p>
          <text:p text:style-name="P28"><text:span text:style-name="T15">[RF02]</text:span><text:span text:style-name="T19"><text:tab/></text:span><text:span text:style-name="T15">&lt;Nome de requisito funci</text:span><text:span text:style-name="T14">o</text:span><text:span text:style-name="T15">nal&gt;</text:span><text:span text:style-name="T14"><text:tab/></text:span><text:a xlink:type="simple" xlink:href="#__RefHeading___Toc175024559" text:style-name="Internet_20_link" text:visited-style-name="Visited_20_Internet_20_Link"><text:span text:style-name="T14">6</text:span></text:a></text:p>
          <text:p text:style-name="P26"><text:span text:style-name="T15">3.2</text:span><text:span text:style-name="T18"><text:tab/></text:span><text:span text:style-name="T15">&lt;Nome de outra subseção para agrupar outros requisitos funcionais&gt;</text:span><text:span text:style-name="T14"><text:tab/></text:span><text:a xlink:type="simple" xlink:href="#__RefHeading___Toc175024560" text:style-name="Internet_20_link" text:visited-style-name="Visited_20_Internet_20_Link"><text:span text:style-name="T14">6</text:span></text:a></text:p>
          <text:p text:style-name="P25"><text:span text:style-name="T15">4.</text:span><text:span text:style-name="T17"><text:tab/></text:span><text:span text:style-name="T15">Requisitos não funcionais</text:span><text:span text:style-name="T14"><text:tab/></text:span><text:a xlink:type="simple" xlink:href="#__RefHeading___Toc175024561" text:style-name="Internet_20_link" text:visited-style-name="Visited_20_Internet_20_Link"><text:span text:style-name="T14">6</text:span></text:a></text:p>
          <text:p text:style-name="P26"><text:span text:style-name="T15">4.1</text:span><text:span text:style-name="T18"><text:tab/></text:span><text:span text:style-name="T15">Usabilidade</text:span><text:span text:style-name="T14"><text:tab/></text:span><text:a xlink:type="simple" xlink:href="#__RefHeading___Toc175024562" text:style-name="Internet_20_link" text:visited-style-name="Visited_20_Internet_20_Link"><text:span text:style-name="T14">7</text:span></text:a></text:p>
          <text:p text:style-name="P29"><text:span text:style-name="T14">[RNF01]</text:span><text:span text:style-name="T19"><text:tab/></text:span><text:span text:style-name="T14">&lt;Nome do requisito&gt;<text:tab/></text:span><text:a xlink:type="simple" xlink:href="#__RefHeading___Toc175024563" text:style-name="Internet_20_link" text:visited-style-name="Visited_20_Internet_20_Link"><text:span text:style-name="T14">7</text:span></text:a></text:p>
          <text:p text:style-name="P29"><text:span text:style-name="T14">[RNF02]</text:span><text:span text:style-name="T19"><text:tab/></text:span><text:span text:style-name="T14">&lt;Nome do requisito&gt;<text:tab/></text:span><text:a xlink:type="simple" xlink:href="#__RefHeading___Toc175024564" text:style-name="Internet_20_link" text:visited-style-name="Visited_20_Internet_20_Link"><text:span text:style-name="T14">7</text:span></text:a></text:p>
          <text:p text:style-name="P26"><text:span text:style-name="T15">4.2</text:span><text:span text:style-name="T18"><text:tab/></text:span><text:span text:style-name="T15">Confiabilidade</text:span><text:span text:style-name="T14"><text:tab/></text:span><text:a xlink:type="simple" xlink:href="#__RefHeading___Toc175024565" text:style-name="Internet_20_link" text:visited-style-name="Visited_20_Internet_20_Link"><text:span text:style-name="T14">7</text:span></text:a></text:p>
          <text:p text:style-name="P29"><text:span text:style-name="T14">[RNF03]</text:span><text:span text:style-name="T19"><text:tab/></text:span><text:span text:style-name="T14">&lt;Nome do requisito&gt;<text:tab/></text:span><text:a xlink:type="simple" xlink:href="#__RefHeading___Toc175024566" text:style-name="Internet_20_link" text:visited-style-name="Visited_20_Internet_20_Link"><text:span text:style-name="T14">7</text:span></text:a></text:p>
          <text:p text:style-name="P26"><text:span text:style-name="T15">4.3</text:span><text:span text:style-name="T18"><text:tab/></text:span><text:span text:style-name="T15">Desempenho</text:span><text:span text:style-name="T14"><text:tab/></text:span><text:a xlink:type="simple" xlink:href="#__RefHeading___Toc175024567" text:style-name="Internet_20_link" text:visited-style-name="Visited_20_Internet_20_Link"><text:span text:style-name="T14">7</text:span></text:a></text:p>
          <text:p text:style-name="P29"><text:span text:style-name="T14">[RNF04]</text:span><text:span text:style-name="T19"><text:tab/></text:span><text:span text:style-name="T14">&lt;Nome do requisito&gt;<text:tab/></text:span><text:a xlink:type="simple" xlink:href="#__RefHeading___Toc175024568" text:style-name="Internet_20_link" text:visited-style-name="Visited_20_Internet_20_Link"><text:span text:style-name="T14">7</text:span></text:a></text:p>
          <text:p text:style-name="P26"><text:span text:style-name="T15">4.4</text:span><text:span text:style-name="T18"><text:tab/></text:span><text:span text:style-name="T15">Segurança</text:span><text:span text:style-name="T14"><text:tab/></text:span><text:a xlink:type="simple" xlink:href="#__RefHeading___Toc175024569" text:style-name="Internet_20_link" text:visited-style-name="Visited_20_Internet_20_Link"><text:span text:style-name="T14">7</text:span></text:a></text:p>
          <text:p text:style-name="P29"><text:span text:style-name="T14">[RNF05]</text:span><text:span text:style-name="T19"><text:tab/></text:span><text:span text:style-name="T14">&lt;Nome do requisito&gt;<text:tab/></text:span><text:a xlink:type="simple" xlink:href="#__RefHeading___Toc175024570" text:style-name="Internet_20_link" text:visited-style-name="Visited_20_Internet_20_Link"><text:span text:style-name="T14">7</text:span></text:a></text:p>
          <text:p text:style-name="P26"><text:span text:style-name="T15">4.5</text:span><text:span text:style-name="T18"><text:tab/></text:span><text:span text:style-name="T15">Distribuição</text:span><text:span text:style-name="T14"><text:tab/></text:span><text:a xlink:type="simple" xlink:href="#__RefHeading___Toc175024571" text:style-name="Internet_20_link" text:visited-style-name="Visited_20_Internet_20_Link"><text:span text:style-name="T14">8</text:span></text:a></text:p>
          <text:p text:style-name="P29"><text:span text:style-name="T14">[RNF06]</text:span><text:span text:style-name="T19"><text:tab/></text:span><text:span text:style-name="T14">&lt;Nome do requisito&gt;<text:tab/></text:span><text:a xlink:type="simple" xlink:href="#__RefHeading___Toc175024572" text:style-name="Internet_20_link" text:visited-style-name="Visited_20_Internet_20_Link"><text:span text:style-name="T14">8</text:span></text:a></text:p>
          <text:p text:style-name="P26"><text:span text:style-name="T15">4.6</text:span><text:span text:style-name="T18"><text:tab/></text:span><text:span text:style-name="T15">Padrões</text:span><text:span text:style-name="T14"><text:tab/></text:span><text:a xlink:type="simple" xlink:href="#__RefHeading___Toc175024573" text:style-name="Internet_20_link" text:visited-style-name="Visited_20_Internet_20_Link"><text:span text:style-name="T14">8</text:span></text:a></text:p>
          <text:p text:style-name="P29"><text:span text:style-name="T14">[RNF07]</text:span><text:span text:style-name="T19"><text:tab/></text:span><text:span text:style-name="T14">&lt;Nome do requisito&gt;<text:tab/></text:span><text:a xlink:type="simple" xlink:href="#__RefHeading___Toc175024574" text:style-name="Internet_20_link" text:visited-style-name="Visited_20_Internet_20_Link"><text:span text:style-name="T14">8</text:span></text:a></text:p>
          <text:p text:style-name="P26"><text:span text:style-name="T15">4.7</text:span><text:span text:style-name="T18"><text:tab/></text:span><text:span text:style-name="T15">Hardware e software</text:span><text:span text:style-name="T14"><text:tab/></text:span><text:a xlink:type="simple" xlink:href="#__RefHeading___Toc175024575" text:style-name="Internet_20_link" text:visited-style-name="Visited_20_Internet_20_Link"><text:span text:style-name="T14">8</text:span></text:a></text:p>
          <text:p text:style-name="P29"><text:span text:style-name="T14">[RNF08]</text:span><text:span text:style-name="T19"><text:tab/></text:span><text:span text:style-name="T14">&lt;Nome do requisito&gt;<text:tab/></text:span><text:a xlink:type="simple" xlink:href="#__RefHeading___Toc175024576" text:style-name="Internet_20_link" text:visited-style-name="Visited_20_Internet_20_Link"><text:span text:style-name="T14">8</text:span></text:a></text:p>
          <text:p text:style-name="P25"><text:span text:style-name="T15">5.</text:span><text:span text:style-name="T17"><text:tab/></text:span><text:span text:style-name="T15">Rastreabilidade</text:span><text:span text:style-name="T14"><text:tab/></text:span><text:a xlink:type="simple" xlink:href="#__RefHeading___Toc175024577" text:style-name="Internet_20_link" text:visited-style-name="Visited_20_Internet_20_Link"><text:span text:style-name="T14">8</text:span></text:a></text:p>
          <text:p text:style-name="P25"><text:span text:style-name="T15">6.</text:span><text:span text:style-name="T17"><text:tab/></text:span><text:span text:style-name="T15">Mudanças nos requisitos</text:span><text:span text:style-name="T14"><text:tab/></text:span><text:a xlink:type="simple" xlink:href="#__RefHeading___Toc175024578" text:style-name="Internet_20_link" text:visited-style-name="Visited_20_Internet_20_Link"><text:span text:style-name="T14">8</text:span></text:a></text:p>
          <text:p text:style-name="P25"><text:span text:style-name="T15">7.</text:span><text:span text:style-name="T17"><text:tab/></text:span><text:span text:style-name="T15">Referências</text:span><text:span text:style-name="T14"><text:tab/></text:span><text:a xlink:type="simple" xlink:href="#__RefHeading___Toc175024579" text:style-name="Internet_20_link" text:visited-style-name="Visited_20_Internet_20_Link"><text:span text:style-name="T14">9</text:span></text:a></text:p>
        </text:index-body>
      </text:table-of-content>
      <text:p text:style-name="P11"/>
      <text:list xml:id="list1833723154108528588" text:style-name="WW8Num3">
        <text:list-item>
          <text:h text:style-name="P41" text:outline-level="1"><text:bookmark-start text:name="__RefHeading___Toc175024545"/>Introdução<text:bookmark-end text:name="__RefHeading___Toc175024545"/></text:h>
        </text:list-item>
      </text:list>
      <text:p text:style-name="Standard"><text:span text:style-name="T5">&lt;</text:span><text:span text:style-name="T6">Descrever os objetivos deste documento e o público ao qual ele se destina. Complete e/ou adapte o texto abaixo para fornecer essas informações</text:span><text:span text:style-name="T5">.&gt;</text:span></text:p>
      <text:p text:style-name="P7">Este documento especifica os requisitos do &lt;nome do produto ou serviço&gt;, fornecendo aos desenvolvedores as informações necessárias para a execução de seu projeto e implementação, assim como para a realização dos testes e homologação.</text:p>
      <text:p text:style-name="P7">Esta introdução fornece as informações necessárias para fazer um bom uso deste documento, explicitando seus objetivos e as convenções que foram adotadas no texto. As demais seções apresentam a especificação do &lt;nome do produto ou serviço&gt; e estão organizadas como descrito abaixo:</text:p>
      <text:list xml:id="list3542264214945232902" text:style-name="WW8Num2">
        <text:list-item>
          <text:p text:style-name="Com_20_marcadores"><text:span text:style-name="T8">Seção 2 - Descrição geral do produto/serviço</text:span><text:span text:style-name="T5">: apresenta uma visão geral do produto/serviço, caracterizando qual é o seu escopo e descrevendo seus usuários.</text:span></text:p>
        </text:list-item>
        <text:list-item>
          <text:p text:style-name="Com_20_marcadores"><text:span text:style-name="T8">Seção 3 - Requisitos funcionais: </text:span><text:span text:style-name="T5">lista e descreve os requisitos funcionais do produto/serviço, especificando seus objetivos, funcionalidades, atores e prioridades.</text:span></text:p>
        </text:list-item>
        <text:list-item>
          <text:p text:style-name="Com_20_marcadores"><text:span text:style-name="T8">Seção 4 - Requisitos não funcionais</text:span><text:span text:style-name="T5">: especifica todos os requisitos não funcionais do produto/serviço, divididos em requisitos de usabilidade, confiabilidade, desempenho, segurança, distribuição, adequação a padrões e requisitos de hardware e software.</text:span></text:p>
        </text:list-item>
        <text:list-item>
          <text:p text:style-name="Com_20_marcadores"><text:span text:style-name="T8">Seção 5 - Rastreabilidade:</text:span><text:span text:style-name="T5"> apresenta os relacionamentos entre os requisitos do produto/serviço.</text:span></text:p>
        </text:list-item>
        <text:list-item>
          <text:p text:style-name="Com_20_marcadores"><text:span text:style-name="T8">Seção 6 - Referências:</text:span><text:span text:style-name="T5"> contém uma lista de referências para outros documentos relacionados</text:span></text:p>
        </text:list-item>
      </text:list>
      <text:list xml:id="list145201643073102" text:continue-list="list1833723154108528588" text:style-name="WW8Num3">
        <text:list-item>
          <text:list>
            <text:list-item>
              <text:h text:style-name="P42" text:outline-level="2"><text:bookmark-start text:name="__RefHeading___Toc175024546"/>Convenções, termos e abreviações<text:bookmark-end text:name="__RefHeading___Toc175024546"/></text:h>
            </text:list-item>
          </text:list>
        </text:list-item>
      </text:list>
      <text:p text:style-name="Standard"><text:span text:style-name="T5">&lt;</text:span><text:span text:style-name="T6">Esta subseção deve descrever as convenções, termos e abreviações necessários para interpretar apropriadamente este documento. As explicações necessárias podem ser fornecidas diretamente nesta seção ou através de referências para outros documentos ou apêndices. &gt;</text:span></text:p>
      <text:p text:style-name="P7">A correta interpretação deste documento exige o conhecimento de algumas convenções e termos específicos, que são descritos a seguir.</text:p>
      <text:list xml:id="list145202464472363" text:continue-numbering="true" text:style-name="WW8Num3">
        <text:list-item>
          <text:list>
            <text:list-item>
              <text:list>
                <text:list-item>
                  <text:h text:style-name="P43" text:outline-level="3"><text:bookmark-start text:name="__RefHeading___Toc175024547"/>Identificação dos Requisitos<text:bookmark-end text:name="__RefHeading___Toc175024547"/></text:h>
                </text:list-item>
              </text:list>
            </text:list-item>
          </text:list>
        </text:list-item>
      </text:list>
      <text:p text:style-name="P7">Por convenção, a referência a requisitos é feita através do identificador do requisito, de acordo com o esquema abaixo:</text:p>
      <text:p text:style-name="P9">[identificador de tipo de requisito.identificador do requisito]</text:p>
      <text:p text:style-name="P7">O identificador de tipo de requisito pode ser: </text:p>
      <text:list xml:id="list3292763859079526084" text:style-name="WW8Num9">
        <text:list-item>
          <text:p text:style-name="P38">RF – requisito funcional </text:p>
        </text:list-item>
        <text:list-item>
          <text:p text:style-name="P38">RNF – requisito não-funcional</text:p>
        </text:list-item>
      </text:list>
      <text:p text:style-name="P7">Identificador do requisito é um número, criado seqüencialmente, que determina que aquele requisito é único para um determinado tipo de requisito.</text:p>
      <text:p text:style-name="P7">Ex: RF001, RF002, RNF001, RNF002.</text:p>
      <text:list xml:id="list145201382009855" text:continue-list="list145202464472363" text:style-name="WW8Num3">
        <text:list-item>
          <text:list>
            <text:list-item>
              <text:list>
                <text:list-item>
                  <text:h text:style-name="P45" text:outline-level="3"><text:bookmark-start text:name="__RefHeading___Toc175024548"/><text:soft-page-break/>Prioridades dos Requisitos<text:bookmark-end text:name="__RefHeading___Toc175024548"/></text:h>
                </text:list-item>
              </text:list>
            </text:list-item>
          </text:list>
        </text:list-item>
      </text:list>
      <text:p text:style-name="P7">Para estabelecer a prioridade dos requisitos foram adotadas as denominações “essencial”, “importante” e “desejável”. </text:p>
      <text:list xml:id="list145201687954021" text:continue-list="list3542264214945232902" text:style-name="WW8Num2">
        <text:list-item>
          <text:p text:style-name="Com_20_marcadores"><text:span text:style-name="T8">Essencial</text:span><text:span text:style-name="T5"> é o requisito sem o qual o sistema não entra em funcionamento. Requisitos essenciais são requisitos imprescindíveis, que têm que ser implementados impreterivelmente.</text:span></text:p>
        </text:list-item>
        <text:list-item>
          <text:p text:style-name="Com_20_marcadores"><text:span text:style-name="T8">Importante</text:span><text:span text:style-name="T5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Com_20_marcadores"><text:span text:style-name="T8">Desejável</text:span>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145201673109269" text:continue-list="list145201382009855" text:style-name="WW8Num3">
        <text:list-item>
          <text:h text:style-name="P40" text:outline-level="1"><text:bookmark-start text:name="__RefHeading___Toc175024549"/>Visão geral do Produto/serviço<text:bookmark-end text:name="__RefHeading___Toc175024549"/></text:h>
        </text:list-item>
      </text:list>
      <text:p text:style-name="Standard"><text:span text:style-name="T5">&lt;</text:span><text:span text:style-name="T6">Descreva aqui, em linhas gerais, os objetivos do sistema e suas principais funcionalidades, comunicando o propósito da aplicação e a importância do projeto para todas as pessoas envolvidas. Nesta seção pode ser descrita a arquitetura do produto/serviço, indicando seus módulos principais, o uso (se existir) da Internet ou outra rede de comunicação, componentes on-line e off-line, e a interação (se existir) com outros sistemas&gt;</text:span></text:p>
      <text:list xml:id="list145203085149240" text:continue-numbering="true" text:style-name="WW8Num3">
        <text:list-item>
          <text:list>
            <text:list-item>
              <text:h text:style-name="P42" text:outline-level="2"><text:bookmark-start text:name="__RefHeading___Toc175024550"/>Abrangência e sistemas relacionados<text:bookmark-end text:name="__RefHeading___Toc175024550"/></text:h>
            </text:list-item>
          </text:list>
        </text:list-item>
      </text:list>
      <text:p text:style-name="Standard"><text:span text:style-name="T6">&lt;Nesta seção, descreva em linhas gerais o que o produto/serviço irá fazer/fornecer (suas principais funcionalidades) e o que ele </text:span><text:span text:style-name="T7">não</text:span><text:span text:style-name="T6"> irá fazer/fornecer (escopo negativo), deixando claro se irá interagir com outros sistemas relacionados ou se é independente e totalmente auto-contido.&gt;</text:span></text:p>
      <text:p text:style-name="P20">As funcionalidades principais do sistema devem ser apenas citadas, para dar uma idéia geral ao leitor dos serviços que serão fornecidos. Os detalhes serão fornecidos posteriormente, na seção 3 deste documento. Funcionalidades que a princípio seriam da alçada produto/serviço e que não serão implementadas também devem ser listadas, registrando-se o motivo pela qual elas não serão contempladas (porque serão fornecidas por outros sistemas relacionados, por exemplo, ou porque serão implementadas apenas em projetos futuros).</text:p>
      <text:p text:style-name="P10">Se o produto/serviço for independente e totalmente auto-contido diga isso explicitamente, caso contrário, liste e descreva brevemente os outros sistemas com os quais este deve interagir, explicando, de maneira geral, quais os papéis de cada um e o meio de comunicação entre eles.&gt;</text:p>
      <text:list xml:id="list145201518298309" text:continue-numbering="true" text:style-name="WW8Num3">
        <text:list-item>
          <text:list>
            <text:list-item>
              <text:h text:style-name="P42" text:outline-level="2"><text:bookmark-start text:name="__RefHeading___Toc175024551"/>Descrição do cliente<text:bookmark-end text:name="__RefHeading___Toc175024551"/></text:h>
            </text:list-item>
          </text:list>
        </text:list-item>
      </text:list>
      <text:p text:style-name="P20">&lt;Descreva em linhas gerais a instituição que está requisitando o produto ou serviço.&gt;</text:p>
      <text:list xml:id="list145202922522781" text:continue-numbering="true" text:style-name="WW8Num3">
        <text:list-item>
          <text:list>
            <text:list-item>
              <text:h text:style-name="P42" text:outline-level="2"><text:bookmark-start text:name="__RefHeading___Toc175024552"/>Descrição dos usuários<text:bookmark-end text:name="__RefHeading___Toc175024552"/></text:h>
            </text:list-item>
          </text:list>
        </text:list-item>
      </text:list>
      <text:p text:style-name="P20">&lt;Descreva os futuros usuários do produto ou serviço, se for necessário,<text:bookmark-start text:name="_Ref471361536"/> descreva nas subseções abaixo as características específicas de cada usuário.&gt;</text:p>
      <text:list xml:id="list145202969027954" text:continue-numbering="true" text:style-name="WW8Num3">
        <text:list-item>
          <text:list>
            <text:list-item>
              <text:list>
                <text:list-item>
                  <text:h text:style-name="P43" text:outline-level="3"><text:bookmark-start text:name="__RefHeading___Toc175024553"/><text:soft-page-break/>&lt;Nome de um tipo específico de usuário&gt;<text:bookmark-end text:name="__RefHeading___Toc175024553"/></text:h>
                </text:list-item>
              </text:list>
            </text:list-item>
          </text:list>
        </text:list-item>
      </text:list>
      <text:p text:style-name="P20">&lt;Se for conveniente fornecer mais detalhes sobre um tipo específico de usuário, use esta subseção para descrevê-lo.&gt;</text:p>
      <text:list xml:id="list145202202696378" text:continue-numbering="true" text:style-name="WW8Num3">
        <text:list-item>
          <text:list>
            <text:list-item>
              <text:list>
                <text:list-item>
                  <text:h text:style-name="P43" text:outline-level="3"><text:bookmark-start text:name="__RefHeading___Toc175024554"/>&lt;Nome de outro tipo específico de usuário &gt;<text:bookmark-end text:name="__RefHeading___Toc175024554"/></text:h>
                </text:list-item>
                <text:list-item>
                  <text:h text:style-name="P44" text:outline-level="3"><text:bookmark-start text:name="__RefHeading___Toc175024555"/>…<text:bookmark-end text:name="__RefHeading___Toc175024555"/></text:h>
                </text:list-item>
              </text:list>
            </text:list-item>
          </text:list>
        </text:list-item>
        <text:list-item>
          <text:h text:style-name="P40" text:outline-level="1"><text:bookmark-start text:name="__RefHeading___Toc175024556"/>Requisitos funcionais<text:bookmark-end text:name="__RefHeading___Toc175024556"/><text:bookmark-end text:name="_Ref471361536"/></text:h>
        </text:list-item>
      </text:list>
      <text:p text:style-name="P20">&lt;Nesta seção, apresente todos os requisitos funcionais do produto ou serviço. Para facilitar a visualização e entendimento deste documento, você pode agrupar os requisitos funcionais em subseções. &gt;</text:p>
      <text:list xml:id="list145202821888018" text:continue-numbering="true" text:style-name="WW8Num3">
        <text:list-item>
          <text:list>
            <text:list-item>
              <text:h text:style-name="P42" text:outline-level="2"><text:bookmark-start text:name="__RefHeading___Toc175024557"/>&lt;Nome de subseção para agrupar requisitos funcionais correlacionados &gt;<text:bookmark-end text:name="__RefHeading___Toc175024557"/></text:h>
            </text:list-item>
          </text:list>
        </text:list-item>
      </text:list>
      <text:p text:style-name="P20">&lt;Utilize este espaço para descrever características comuns dos requisitos funcionais desta seção, explicitando o motivo do seu agrupamento em uma seção única.&gt;</text:p>
      <text:list xml:id="list372469011480921737" text:style-name="WW8Num5">
        <text:list-item>
          <text:p text:style-name="P48"><text:span text:style-name="T20"><text:s/></text:span><text:bookmark-start text:name="__RefHeading___Toc175024558"/>&lt;Nome de requisito funcional&gt;<text:bookmark-end text:name="__RefHeading___Toc175024558"/></text:p>
        </text:list-item>
      </text:list>
      <text:p text:style-name="P20">&lt;Forneça o propósito do requisito funcional de forma clara e abrangendo todas as funcionalidades que serão construídas. Em seguida, assinale um dos símbolos abaixo para indicar a prioridade do requisito&gt;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16"><text:span text:style-name="T8">Prioridade</text:span><text:span text:style-name="T5">:</text:span></text:p>
          </table:table-cell>
          <table:table-cell table:style-name="Tabela3.A1" office:value-type="string">
            <text:p text:style-name="P17"></text:p>
          </table:table-cell>
          <table:table-cell table:style-name="Tabela3.A1" office:value-type="string">
            <text:p text:style-name="P18">Essencial</text:p>
          </table:table-cell>
          <table:table-cell table:style-name="Tabela3.A1" office:value-type="string">
            <text:p text:style-name="P17"></text:p>
          </table:table-cell>
          <table:table-cell table:style-name="Tabela3.A1" office:value-type="string">
            <text:p text:style-name="P18">Importante</text:p>
          </table:table-cell>
          <table:table-cell table:style-name="Tabela3.A1" office:value-type="string">
            <text:p text:style-name="P17"></text:p>
          </table:table-cell>
          <table:table-cell table:style-name="Tabela3.A1" office:value-type="string">
            <text:p text:style-name="P18">Desejável</text:p>
          </table:table-cell>
        </table:table-row>
      </table:table>
      <text:list xml:id="list145201524891776" text:continue-numbering="true" text:style-name="WW8Num5">
        <text:list-item>
          <text:p text:style-name="P47"><text:span text:style-name="T13"><text:s/></text:span><text:bookmark-start text:name="__RefHeading___Toc175024559"/><text:span text:style-name="T12">&lt;Nome de requisito funci</text:span>o<text:span text:style-name="T12">nal&gt;</text:span><text:bookmark-end text:name="__RefHeading___Toc175024559"/></text:p>
        </text:list-item>
      </text:list>
      <text:p text:style-name="P20">&lt;Utilize os mesmos campos mostrados no bloco anterior para descrever este e os demais requisitos funcionais desta subseção.&gt;</text:p>
      <text:list xml:id="list145202619177777" text:continue-list="list145202821888018" text:style-name="WW8Num3">
        <text:list-item>
          <text:list>
            <text:list-item>
              <text:h text:style-name="P42" text:outline-level="2"><text:bookmark-start text:name="__RefHeading___Toc175024560"/>&lt;Nome de outra subseção para agrupar outros requisitos funcionais&gt;<text:bookmark-end text:name="__RefHeading___Toc175024560"/></text:h>
            </text:list-item>
          </text:list>
        </text:list-item>
      </text:list>
      <text:p text:style-name="Text_20_body">&lt;Prossiga de maneira similar à subseção anterior para descrever quaisquer outras subseções que forem usadas para agrupar requisitos funcionais.&gt;</text:p>
      <text:p text:style-name="Text_20_body"/>
      <text:p text:style-name="P21">3.3…</text:p>
      <text:list xml:id="list145201182759499" text:continue-numbering="true" text:style-name="WW8Num3">
        <text:list-item>
          <text:h text:style-name="P40" text:outline-level="1"><text:bookmark-start text:name="__RefHeading___Toc175024561"/>Requisitos não funcionais<text:bookmark-end text:name="__RefHeading___Toc175024561"/></text:h>
        </text:list-item>
      </text:list>
      <text:p text:style-name="P20">&lt;Esta seção deve conter os requisitos não funcionais do sistema. Para uma melhor organização deste documento, utilize as subseções abaixo para agrupar os requisitos não funcionais relacionados.&gt; </text:p>
      <text:list xml:id="list145202816990859" text:continue-numbering="true" text:style-name="WW8Num3">
        <text:list-item>
          <text:list>
            <text:list-item>
              <text:h text:style-name="P42" text:outline-level="2"><text:bookmark-start text:name="__RefHeading___Toc175024562"/><text:soft-page-break/>Usabilidade<text:bookmark-end text:name="__RefHeading___Toc175024562"/></text:h>
            </text:list-item>
          </text:list>
        </text:list-item>
      </text:list>
      <text:p text:style-name="P20">&lt;Esta seção descreve os requisitos não funcionais associados à facilidade de uso da interface com o usuário, material de treinamento e documentação do produto/serviço.&gt;</text:p>
      <text:list xml:id="list7040352750339691948" text:style-name="WW8Num4">
        <text:list-item>
          <text:list>
            <text:list-item>
              <text:list>
                <text:list-item>
                  <text:h text:style-name="RNF" text:outline-level="3"><text:bookmark-start text:name="__RefHeading___Toc175024563"/>&lt;Nome do requisito&gt;<text:bookmark-end text:name="__RefHeading___Toc175024563"/></text:h>
                </text:list-item>
              </text:list>
            </text:list-item>
          </text:list>
        </text:list-item>
      </text:list>
      <text:p text:style-name="P20">&lt;Forneça o propósito do requisito não funcional de forma clara. Em seguida, assinale um dos símbolos abaixo para indicar a prioridade do requisito&gt;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office:value-type="string">
            <text:p text:style-name="P16"><text:span text:style-name="T8">Prioridade</text:span><text:span text:style-name="T5">:</text:span></text:p>
          </table:table-cell>
          <table:table-cell table:style-name="Tabela4.A1" office:value-type="string">
            <text:p text:style-name="P17"></text:p>
          </table:table-cell>
          <table:table-cell table:style-name="Tabela4.A1" office:value-type="string">
            <text:p text:style-name="P18">Essencial</text:p>
          </table:table-cell>
          <table:table-cell table:style-name="Tabela4.A1" office:value-type="string">
            <text:p text:style-name="P17"></text:p>
          </table:table-cell>
          <table:table-cell table:style-name="Tabela4.A1" office:value-type="string">
            <text:p text:style-name="P18">Importante</text:p>
          </table:table-cell>
          <table:table-cell table:style-name="Tabela4.A1" office:value-type="string">
            <text:p text:style-name="P17"></text:p>
          </table:table-cell>
          <table:table-cell table:style-name="Tabela4.A1" office:value-type="string">
            <text:p text:style-name="P18">Desejável</text:p>
          </table:table-cell>
        </table:table-row>
      </table:table>
      <text:list xml:id="list145201289681109" text:continue-numbering="true" text:style-name="WW8Num4">
        <text:list-item>
          <text:list>
            <text:list-item>
              <text:list>
                <text:list-item>
                  <text:h text:style-name="RNF" text:outline-level="3"><text:bookmark-start text:name="__RefHeading___Toc175024564"/>&lt;Nome do requisito&gt;<text:bookmark-end text:name="__RefHeading___Toc175024564"/></text:h>
                </text:list-item>
              </text:list>
            </text:list-item>
          </text:list>
        </text:list-item>
      </text:list>
      <text:p text:style-name="P20">&lt;Utilize os mesmos campos mostrados no bloco anterior para descrever este e os demais requisitos não funcionais de usabilidade.&gt;</text:p>
      <text:list xml:id="list145202950875496" text:continue-list="list145202816990859" text:style-name="WW8Num3">
        <text:list-item>
          <text:list>
            <text:list-item>
              <text:h text:style-name="P42" text:outline-level="2"><text:bookmark-start text:name="__RefHeading___Toc175024565"/>Confiabilidade<text:bookmark-end text:name="__RefHeading___Toc175024565"/></text:h>
            </text:list-item>
          </text:list>
        </text:list-item>
      </text:list>
      <text:p text:style-name="P20">&lt;Esta seção descreve os requisitos não funcionais associados à freqüência, severidade de falhas e habilidade de recuperação das mesmas, bem como à corretude do produto ou serviço.&gt; </text:p>
      <text:list xml:id="list145201623438549" text:continue-list="list145201289681109" text:style-name="WW8Num4">
        <text:list-item>
          <text:list>
            <text:list-item>
              <text:list>
                <text:list-item>
                  <text:h text:style-name="RNF" text:outline-level="3"><text:bookmark-start text:name="__RefHeading___Toc175024566"/>&lt;Nome do requisito&gt;<text:bookmark-end text:name="__RefHeading___Toc175024566"/></text:h>
                </text:list-item>
              </text:list>
            </text:list-item>
          </text:list>
        </text:list-item>
      </text:list>
      <text:p text:style-name="P20">&lt;Utilize os mesmos campos mostrados na seção 4.1 para descrever este e os demais requisitos não funcionais de confiabilidade.&gt;</text:p>
      <text:list xml:id="list145202899505468" text:continue-list="list145202950875496" text:style-name="WW8Num3">
        <text:list-item>
          <text:list>
            <text:list-item>
              <text:h text:style-name="P42" text:outline-level="2"><text:bookmark-start text:name="__RefHeading___Toc175024567"/>Desempenho<text:bookmark-end text:name="__RefHeading___Toc175024567"/></text:h>
            </text:list-item>
          </text:list>
        </text:list-item>
      </text:list>
      <text:p text:style-name="P20">&lt;Esta seção descreve os requisitos não funcionais associados à eficiência, uso de recursos e tempo de resposta do produto ou serviço&gt;</text:p>
      <text:list xml:id="list145201705840832" text:continue-list="list145201623438549" text:style-name="WW8Num4">
        <text:list-item>
          <text:list>
            <text:list-item>
              <text:list>
                <text:list-item>
                  <text:h text:style-name="RNF" text:outline-level="3"><text:bookmark-start text:name="__RefHeading___Toc175024568"/>&lt;Nome do requisito&gt;<text:bookmark-end text:name="__RefHeading___Toc175024568"/></text:h>
                </text:list-item>
              </text:list>
            </text:list-item>
          </text:list>
        </text:list-item>
      </text:list>
      <text:p text:style-name="P20">&lt;Utilize os mesmos campos mostrados na seção 4.1 para descrever este e os demais requisitos não funcionais de desempenho.&gt;</text:p>
      <text:list xml:id="list145202368087060" text:continue-list="list145202899505468" text:style-name="WW8Num3">
        <text:list-item>
          <text:list>
            <text:list-item>
              <text:h text:style-name="P42" text:outline-level="2"><text:bookmark-start text:name="__RefHeading___Toc175024569"/>Segurança<text:bookmark-end text:name="__RefHeading___Toc175024569"/></text:h>
            </text:list-item>
          </text:list>
        </text:list-item>
      </text:list>
      <text:p text:style-name="P20">&lt;Esta seção descreve os requisitos não funcionais associados à integridade, privacidade e autenticidade dos dados do produto ou serviço.&gt; </text:p>
      <text:list xml:id="list145202699121896" text:continue-list="list145201705840832" text:style-name="WW8Num4">
        <text:list-item>
          <text:list>
            <text:list-item>
              <text:list>
                <text:list-item>
                  <text:h text:style-name="RNF" text:outline-level="3"><text:bookmark-start text:name="__RefHeading___Toc175024570"/>&lt;Nome do requisito&gt;<text:bookmark-end text:name="__RefHeading___Toc175024570"/></text:h>
                </text:list-item>
              </text:list>
            </text:list-item>
          </text:list>
        </text:list-item>
      </text:list>
      <text:p text:style-name="P20">&lt;Utilize os mesmos campos mostrados na seção 4.1 para descrever este e os demais requisitos não funcionais de segurança.&gt;</text:p>
      <text:list xml:id="list145201573268996" text:continue-list="list145202368087060" text:style-name="WW8Num3">
        <text:list-item>
          <text:list>
            <text:list-item>
              <text:h text:style-name="P42" text:outline-level="2"><text:bookmark-start text:name="__RefHeading___Toc175024571"/><text:soft-page-break/>Distribuição<text:bookmark-end text:name="__RefHeading___Toc175024571"/></text:h>
            </text:list-item>
          </text:list>
        </text:list-item>
      </text:list>
      <text:p text:style-name="P20">&lt;Esta seção descreve os requisitos não funcionais associados à distribuição da versão executável do produto ou serviço&gt;</text:p>
      <text:list xml:id="list145201508823993" text:continue-list="list145202699121896" text:style-name="WW8Num4">
        <text:list-item>
          <text:list>
            <text:list-item>
              <text:list>
                <text:list-item>
                  <text:h text:style-name="RNF" text:outline-level="3"><text:bookmark-start text:name="__RefHeading___Toc175024572"/>&lt;Nome do requisito&gt;<text:bookmark-end text:name="__RefHeading___Toc175024572"/></text:h>
                </text:list-item>
              </text:list>
            </text:list-item>
          </text:list>
        </text:list-item>
      </text:list>
      <text:p text:style-name="P20">&lt;Utilize os mesmos campos mostrados na seção 4.1 para descrever este e os demais requisitos não funcionais de distribuição.&gt;</text:p>
      <text:list xml:id="list145201532519409" text:continue-list="list145201573268996" text:style-name="WW8Num3">
        <text:list-item>
          <text:list>
            <text:list-item>
              <text:h text:style-name="P42" text:outline-level="2"><text:bookmark-start text:name="__RefHeading___Toc175024573"/>Padrões<text:bookmark-end text:name="__RefHeading___Toc175024573"/></text:h>
            </text:list-item>
          </text:list>
        </text:list-item>
      </text:list>
      <text:p text:style-name="P20">&lt;Esta seção descreve os requisitos não funcionais associados a padrões ou normas que devem ser seguidos para a realização do produto ou serviço ou pelo seu processo de desenvolvimento&gt;</text:p>
      <text:list xml:id="list145201254896876" text:continue-list="list145201508823993" text:style-name="WW8Num4">
        <text:list-item>
          <text:list>
            <text:list-item>
              <text:list>
                <text:list-item>
                  <text:h text:style-name="RNF" text:outline-level="3"><text:span text:style-name="T20"><text:s/></text:span><text:bookmark-start text:name="__RefHeading___Toc175024574"/>&lt;Nome do requisito&gt;<text:bookmark-end text:name="__RefHeading___Toc175024574"/></text:h>
                </text:list-item>
              </text:list>
            </text:list-item>
          </text:list>
        </text:list-item>
      </text:list>
      <text:p text:style-name="P20">&lt;Utilize os mesmos campos mostrados na seção 4.1 para descrever este e os demais requisitos não funcionais de adequação a padrões.&gt;</text:p>
      <text:list xml:id="list145201238669520" text:continue-list="list145201532519409" text:style-name="WW8Num3">
        <text:list-item>
          <text:list>
            <text:list-item>
              <text:h text:style-name="P42" text:outline-level="2"><text:bookmark-start text:name="__RefHeading___Toc175024575"/>Hardware e software<text:bookmark-end text:name="__RefHeading___Toc175024575"/></text:h>
            </text:list-item>
          </text:list>
        </text:list-item>
      </text:list>
      <text:p text:style-name="P20"><text:bookmark-start text:name="_Ref471381570"/>&lt;Esta seção descreve os requisitos não funcionais associados ao hardware e software usados para desenvolver ou para executar um produto ou serviço&gt;</text:p>
      <text:list xml:id="list145203128224777" text:continue-list="list145201254896876" text:style-name="WW8Num4">
        <text:list-item>
          <text:list>
            <text:list-item>
              <text:list>
                <text:list-item>
                  <text:h text:style-name="RNF" text:outline-level="3"><text:bookmark-start text:name="__RefHeading___Toc175024576"/>&lt;Nome do requisito&gt;<text:bookmark-end text:name="__RefHeading___Toc175024576"/></text:h>
                </text:list-item>
              </text:list>
            </text:list-item>
          </text:list>
        </text:list-item>
      </text:list>
      <text:p text:style-name="P10">&lt;Utilize os mesmos campos mostrados na seção 4.1 para descrever este e os demais requisitos não funcionais de hardware e software.&gt;</text:p>
      <text:list xml:id="list145203182706362" text:continue-list="list145201238669520" text:style-name="WW8Num3">
        <text:list-item>
          <text:h text:style-name="P40" text:outline-level="1"><text:bookmark-start text:name="_Ref471394537"/><text:bookmark-start text:name="__RefHeading___Toc175024577"/><text:bookmark-end text:name="_Ref471381570"/>Rastreabilidade<text:bookmark-end text:name="__RefHeading___Toc175024577"/></text:h>
        </text:list-item>
      </text:list>
      <text:p text:style-name="P20">&lt;Nesta seção referencie a Matriz de Rastreabilidade.&gt; </text:p>
      <text:list xml:id="list145201236839979" text:continue-numbering="true" text:style-name="WW8Num3">
        <text:list-item>
          <text:h text:style-name="P40" text:outline-level="1"><text:bookmark-start text:name="__RefHeading___Toc175024578"/>Mudanças nos requisitos<text:bookmark-end text:name="__RefHeading___Toc175024578"/></text:h>
        </text:list-item>
      </text:list>
      <text:p text:style-name="P8">Sempre que seja necessária a introdução de alterações em relação aos requisitos descritos neste documento ou a inclusão de novos requisitos, os seguintes itens devem ser seguidos. &lt;avaliar a adequação de cada item à proposta específica:&gt;</text:p>
      <text:list xml:id="list6200556154872923132" text:style-name="WW8Num8">
        <text:list-item>
          <text:p text:style-name="P53">Toda solicitação de mudança proveniente do Contratante deverá ser documentada por este e enviada a &lt;elemento da empresa fornecedora, geralmente o gerente do projeto&gt;</text:p>
        </text:list-item>
        <text:list-item>
          <text:p text:style-name="P53">Um documento contendo a descrição da solicitação de mudança deve ser assinado pelos &lt;elementos da empresa fornecedora e Cliente&gt;, formalizando assim a solicitação. </text:p>
        </text:list-item>
        <text:list-item>
          <text:p text:style-name="P53">O tempo necessário para avaliar a viabilidade técnica de uma alteração no escopo delineado nesta proposta será cobrado ao Contratante.</text:p>
        </text:list-item>
        <text:list-item>
          <text:p text:style-name="P53">A empresa fornecedora avaliará o impacto da mudança no cronograma e no custo do serviço e submeterá ao Contratante para aprovação. </text:p>
        </text:list-item>
        <text:list-item>
          <text:p text:style-name="P53">A empresa fornecedora iniciará a execução da mudança no caso de não haver impacto associado à mesma.&gt;</text:p>
        </text:list-item>
      </text:list>
      <text:p text:style-name="P20"><text:soft-page-break/>&lt;Descrever também se o cliente poderá solicitar mudanças em ferramentas que ele tem acesso.&gt;</text:p>
      <text:list xml:id="list145203209064833" text:continue-list="list145201236839979" text:style-name="WW8Num3">
        <text:list-item>
          <text:h text:style-name="P40" text:outline-level="1"><text:bookmark-start text:name="__RefHeading___Toc175024579"/>Referências<text:bookmark-end text:name="__RefHeading___Toc175024579"/><text:bookmark-end text:name="_Ref471394537"/></text:h>
        </text:list-item>
      </text:list>
      <text:p text:style-name="P10">&lt;Esta seção deve prover uma lista de todos os documentos relacionados a este documento&gt;</text:p>
      <text:p text:style-name="P10"/>
      <text:p text:style-name="P10"/>
      <text:p text:style-name="P10"/>
      <text:p text:style-name="Standard"><draw:line text:anchor-type="char" draw:z-index="1" draw:style-name="gr1" draw:text-style-name="P54" svg:x1="0.182cm" svg:y1="0.445cm" svg:x2="7.485cm" svg:y2="0.445cm"><text:p/></draw:line><draw:line text:anchor-type="char" draw:z-index="2" draw:style-name="gr1" draw:text-style-name="P54" svg:x1="8.437cm" svg:y1="0.445cm" svg:x2="15.74cm" svg:y2="0.445cm"><text:p/></draw:line><text:tab/><text:tab/><text:tab/><text:tab/><text:tab/><text:tab/><text:tab/><text:tab/><text:tab/><text:tab/><text:tab/><text:tab/></text:p>
      <text:p text:style-name="P49">Representante do contratado<text:tab/><text:tab/> <text:s text:c="6"/>Representante da contratante</text:p>
      <text:p text:style-name="P31"><text:span text:style-name="T20"><text:s text:c="14"/></text:span><text:tab/><text:tab/> <text:s text:c="26"/></text:p>
      <text:p text:style-name="Nomes"/>
      <text:p text:style-name="Nomes"/>
      <text:p text:style-name="Standard"><draw:line text:anchor-type="char" draw:z-index="4" draw:style-name="gr1" draw:text-style-name="P54" svg:x1="8.507cm" svg:y1="0.153cm" svg:x2="15.81cm" svg:y2="0.153cm"><text:p/></draw:line><draw:line text:anchor-type="char" draw:z-index="3" draw:style-name="gr1" draw:text-style-name="P54" svg:x1="0.146cm" svg:y1="0.153cm" svg:x2="7.449cm" svg:y2="0.153cm"><text:p/></draw:line><text:tab/><text:tab/><text:span text:style-name="T1">Testemunha 1<text:tab/><text:tab/><text:tab/><text:tab/>Testemunha 2<text:tab/><text:tab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cm" loext:contextual-spacing="false" fo:text-align="center" style:justify-single-word="false" fo:orphans="0" fo:widows="0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loext:graphic-properties draw:fill="solid" draw:fill-color="#dfdfdf" draw:opacity="100%"/>
      <style:paragraph-properties fo:margin-top="0.423cm" fo:margin-bottom="0.212cm" loext:contextual-spacing="false" fo:background-color="#dfdfdf" fo:keep-with-next="always"/>
      <style:text-properties fo:text-transform="uppercase" style:font-name="Arial" fo:font-family="Arial" style:font-family-generic="swiss" style:font-pitch="variable" fo:font-size="14pt" fo:text-shadow="1pt 1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Estrutura_20_do_20_documento" style:display-name="Estrutura do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cm" fo:padding-right="0cm" fo:padding-top="0.035cm" fo:padding-bottom="0.035cm" fo:border-left="none" fo:border-right="none" fo:border-top="0.51pt solid #000000" fo:border-bottom="0.51pt solid #000000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/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Bullet_20_Item" style:display-name="Bullet Item" style:family="paragraph" style:parent-style-name="Standard" style:list-style-name="WW8Num7">
      <style:paragraph-properties fo:margin-top="0cm" fo:margin-bottom="0cm" loext:contextual-spacing="false" fo:line-height="150%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Nomes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7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opicos" style:family="paragraph" style:parent-style-name="Standard" style:list-style-name="WW8Num8">
      <style:paragraph-properties fo:text-align="start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NF" style:family="paragraph" style:parent-style-name="Heading_20_3" style:next-style-name="Text_20_body" style:list-style-name="WW8Num4">
      <style:paragraph-properties fo:margin-top="0.423cm" fo:margin-bottom="0cm" loext:contextual-spacing="false" fo:text-align="center" style:justify-single-word="false" fo:padding-left="0cm" fo:padding-right="0cm" fo:padding-top="0.035cm" fo:padding-bottom="0.035cm" fo:border-left="none" fo:border-right="none" fo:border-top="0.51pt solid #000000" fo:border-bottom="0.51pt solid #000000" fo:keep-with-next="always"/>
      <style:text-properties fo:font-size="11pt" style:font-size-asian="11pt" style:language-asian="ko" style:country-asian="K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variant="normal" fo:text-transform="none" style:use-window-font-color="true" style:text-line-through-style="none" style:text-line-through-type="none" style:text-position="0% 100%" fo:font-style="normal" fo:text-shadow="none" fo:font-weight="bold" style:font-style-asian="normal" style:font-weight-asian="bold" text:display="true"/>
    </style:style>
    <style:style style:name="WW8Num5z0" style:family="text">
      <style:text-properties fo:font-size="11pt" style:font-size-asian="11pt" style:font-name-complex="Arial" style:font-family-complex="Arial" style:font-family-generic-complex="swiss" style:font-pitch-complex="variable"/>
    </style:style>
    <style:style style:name="WW8Num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[RNF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[RF" style:num-suffix="]" style:num-format="1">
        <style:list-level-properties text:list-level-position-and-space-mode="label-alignment">
          <style:list-level-label-alignment text:label-followed-by="listtab" text:list-tab-stop-position="0.63cm" fo:text-indent="-1.101cm" fo:margin-left="1.101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531cm" table:align="center" style:writing-mode="lr-tb"/>
    </style:style>
    <style:style style:name="Tabela6.A" style:family="table-column">
      <style:table-column-properties style:column-width="7.578cm"/>
    </style:style>
    <style:style style:name="Tabela6.B" style:family="table-column">
      <style:table-column-properties style:column-width="8.954cm"/>
    </style:style>
    <style:style style:name="Tabela6.1" style:family="table-row">
      <style:table-row-properties style:min-row-height="1.556cm" fo:keep-together="always"/>
    </style:style>
    <style:style style:name="Tabela6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5" style:family="table">
      <style:table-properties style:width="16.002cm" table:align="left" style:writing-mode="lr-tb"/>
    </style:style>
    <style:style style:name="Tabela5.A" style:family="table-column">
      <style:table-column-properties style:column-width="8.001cm"/>
    </style:style>
    <style:style style:name="Tabela5.1" style:family="table-row">
      <style:table-row-properties style:min-row-height="0.473cm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531cm" table:align="center" style:writing-mode="lr-tb"/>
    </style:style>
    <style:style style:name="Tabela8.A" style:family="table-column">
      <style:table-column-properties style:column-width="7.578cm"/>
    </style:style>
    <style:style style:name="Tabela8.B" style:family="table-column">
      <style:table-column-properties style:column-width="8.954cm"/>
    </style:style>
    <style:style style:name="Tabela8.1" style:family="table-row">
      <style:table-row-properties style:min-row-height="1.556cm" fo:keep-together="always"/>
    </style:style>
    <style:style style:name="Tabela8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7" style:family="table">
      <style:table-properties style:width="16.002cm" table:align="left" style:writing-mode="lr-tb"/>
    </style:style>
    <style:style style:name="Tabela7.A" style:family="table-column">
      <style:table-column-properties style:column-width="8.001cm"/>
    </style:style>
    <style:style style:name="Tabela7.1" style:family="table-row">
      <style:table-row-properties style:min-row-height="0.47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7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3cm" fo:margin-bottom="3.35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9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58cm" fo:margin-left="0cm" fo:margin-right="0cm" fo:margin-top="1.9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8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6cm" fo:margin-left="0cm" fo:margin-right="0cm" fo:margin-top="1.96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Logotipo do cliente </text:p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4">Documento de Requisitos</text:p>
            </table:table-cell>
            <table:table-cell table:style-name="Tabela5.A1" office:value-type="string">
              <text:p text:style-name="MP5">Página <text:page-number text:select-page="current">3</text:page-number> de <text:page-count style:num-format="1">9</text:page-count></text:p>
            </table:table-cell>
          </table:table-row>
          <table:table-row table:style-name="Tabela5.1">
            <table:table-cell table:style-name="Tabela5.A2" office:value-type="string">
              <text:p text:style-name="MP6">Projeto: &lt;código do projeto&gt; versão: X.X</text:p>
            </table:table-cell>
            <table:table-cell table:style-name="Tabela5.A2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Logotipo do cliente </text:p>
              <text:p text:style-name="MP2"/>
            </table:table-cell>
            <table:table-cell table:style-name="Tabela8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ela7" table:style-name="Tabela7">
          <table:table-column table:style-name="Tabela7.A" table:number-columns-repeated="2"/>
          <table:table-row table:style-name="Tabela7.1">
            <table:table-cell table:style-name="Tabela7.A1" office:value-type="string">
              <text:p text:style-name="MP4">Documento de Requisitos</text:p>
            </table:table-cell>
            <table:table-cell table:style-name="Tabela7.A1" office:value-type="string">
              <text:p text:style-name="MP5">Página <text:page-number text:select-page="current">9</text:page-number> de <text:page-count style:num-format="1">9</text:page-count></text:p>
            </table:table-cell>
          </table:table-row>
          <table:table-row table:style-name="Tabela7.1">
            <table:table-cell table:style-name="Tabela7.A2" office:value-type="string">
              <text:p text:style-name="MP6">Projeto: &lt;código do projeto&gt; versão: X.X</text:p>
            </table:table-cell>
            <table:table-cell table:style-name="Tabela7.A2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initial-creator>acr</meta:initial-creator>
    <meta:creation-date>2004-09-24T11:08:00</meta:creation-date>
    <dc:date>2017-08-24T14:52:00.205000000</dc:date>
    <meta:print-date>2004-01-16T18:38:00</meta:print-date>
    <meta:editing-cycles>46</meta:editing-cycles>
    <meta:editing-duration>PT4H8M20S</meta:editing-duration>
    <meta:generator>LibreOffice/4.4.7.2$Windows_x86 LibreOffice_project/f3153a8b245191196a4b6b9abd1d0da16eead600</meta:generator>
    <meta:document-statistic meta:table-count="8" meta:image-count="0" meta:object-count="0" meta:page-count="9" meta:paragraph-count="180" meta:word-count="1887" meta:character-count="12581" meta:non-whitespace-character-count="10831"/>
  </office:meta>
</office:document-meta>
</file>